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ilanka" svg:font-family="Chilanka" style:font-pitch="variable"/>
    <style:font-face style:name="Dyuthi" svg:font-family="Dyuthi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650953" style:font-name="Dyuthi" fo:font-size="28pt" officeooo:rsid="00188d66" officeooo:paragraph-rsid="00188d66" style:font-size-asian="28pt" style:font-size-complex="28pt"/>
    </style:style>
    <style:style style:name="P2" style:family="paragraph" style:parent-style-name="Standard">
      <style:text-properties fo:color="#650953" style:font-name="Dyuthi" fo:font-size="18pt" officeooo:rsid="00188d66" officeooo:paragraph-rsid="00188d66" style:font-size-asian="15.75pt" style:font-size-complex="18pt"/>
    </style:style>
    <style:style style:name="P3" style:family="paragraph" style:parent-style-name="Standard">
      <style:text-properties fo:color="#650953" style:font-name="Dyuthi" fo:font-size="18pt" officeooo:rsid="001929b0" officeooo:paragraph-rsid="001929b0" style:font-size-asian="15.75pt" style:font-size-complex="18pt"/>
    </style:style>
    <style:style style:name="P4" style:family="paragraph" style:parent-style-name="Standard">
      <style:text-properties fo:color="#650953" style:font-name="Dyuthi" fo:font-size="18pt" officeooo:rsid="001d3f48" officeooo:paragraph-rsid="001d3f48" style:font-size-asian="15.75pt" style:font-size-complex="18pt"/>
    </style:style>
    <style:style style:name="P5" style:family="paragraph" style:parent-style-name="Standard">
      <style:text-properties fo:color="#650953" style:font-name="Dyuthi" fo:font-size="18pt" officeooo:paragraph-rsid="0019e603"/>
    </style:style>
    <style:style style:name="P6" style:family="paragraph" style:parent-style-name="Standard">
      <style:text-properties fo:color="#5eb91e" style:font-name="Dyuthi" fo:font-size="18pt" officeooo:rsid="001929b0" officeooo:paragraph-rsid="001929b0" style:font-size-asian="18pt" style:font-size-complex="18pt"/>
    </style:style>
    <style:style style:name="P7" style:family="paragraph" style:parent-style-name="Standard">
      <style:text-properties fo:color="#5eb91e" style:font-name="Dyuthi" fo:font-size="18pt" officeooo:rsid="0019e603" officeooo:paragraph-rsid="0019e603" style:font-size-asian="18pt" style:font-size-complex="18pt"/>
    </style:style>
    <style:style style:name="P8" style:family="paragraph" style:parent-style-name="Standard">
      <style:text-properties fo:color="#5eb91e" style:font-name="Dyuthi" fo:font-size="18pt" officeooo:rsid="001b2c7a" officeooo:paragraph-rsid="001b2c7a" style:font-size-asian="18pt" style:font-size-complex="18pt"/>
    </style:style>
    <style:style style:name="P9" style:family="paragraph" style:parent-style-name="Standard">
      <style:text-properties fo:color="#5eb91e" style:font-name="Dyuthi" fo:font-size="18pt" officeooo:rsid="001d3f48" officeooo:paragraph-rsid="001d3f48" style:font-size-asian="18pt" style:font-size-complex="18pt"/>
    </style:style>
    <style:style style:name="P10" style:family="paragraph" style:parent-style-name="Standard">
      <style:text-properties fo:color="#5eb91e" style:font-name="Dyuthi" fo:font-size="18pt" officeooo:rsid="001929b0" officeooo:paragraph-rsid="001929b0" fo:background-color="#ffffff" style:font-size-asian="15.75pt" style:font-size-complex="18pt"/>
    </style:style>
    <style:style style:name="P11" style:family="paragraph" style:parent-style-name="Standard">
      <style:text-properties fo:color="#000000" style:font-name="Dyuthi" fo:font-size="14pt" officeooo:rsid="001929b0" officeooo:paragraph-rsid="001929b0" style:font-size-asian="14pt" style:font-size-complex="14pt"/>
    </style:style>
    <style:style style:name="P12" style:family="paragraph" style:parent-style-name="Standard">
      <style:text-properties fo:color="#000000" style:font-name="Dyuthi" fo:font-size="14pt" officeooo:rsid="0019e603" officeooo:paragraph-rsid="001929b0" style:font-size-asian="14pt" style:font-size-complex="14pt"/>
    </style:style>
    <style:style style:name="P13" style:family="paragraph" style:parent-style-name="Standard">
      <style:text-properties fo:color="#000000" style:font-name="Dyuthi" fo:font-size="14pt" officeooo:rsid="001b2c7a" officeooo:paragraph-rsid="001b2c7a" style:font-size-asian="14pt" style:font-size-complex="14pt"/>
    </style:style>
    <style:style style:name="P14" style:family="paragraph" style:parent-style-name="Standard">
      <style:text-properties fo:color="#000000" style:font-name="Dyuthi" fo:font-size="14pt" officeooo:rsid="001d3f48" officeooo:paragraph-rsid="001d3f48" style:font-size-asian="14pt" style:font-size-complex="14pt"/>
    </style:style>
    <style:style style:name="P15" style:family="paragraph" style:parent-style-name="Standard">
      <style:text-properties fo:font-variant="normal" fo:text-transform="none" fo:color="#5983b0" style:font-name="aakar" fo:font-size="16pt" fo:letter-spacing="normal" fo:font-style="normal" fo:font-weight="normal" officeooo:rsid="001d3f48" officeooo:paragraph-rsid="001d3f48" style:font-size-asian="16pt" style:font-size-complex="16pt"/>
    </style:style>
    <style:style style:name="P16" style:family="paragraph" style:parent-style-name="Standard">
      <style:text-properties fo:font-variant="normal" fo:text-transform="none" fo:color="#5983b0" style:font-name="aakar" fo:font-size="16pt" fo:letter-spacing="normal" fo:font-style="normal" fo:font-weight="normal" officeooo:rsid="001e689c" officeooo:paragraph-rsid="001e689c" style:font-size-asian="16pt" style:font-size-complex="16pt"/>
    </style:style>
    <style:style style:name="P17" style:family="paragraph" style:parent-style-name="Standard">
      <style:text-properties fo:font-variant="normal" fo:text-transform="none" fo:color="#5983b0" style:font-name="aakar" fo:font-size="16pt" fo:letter-spacing="normal" fo:font-style="normal" fo:font-weight="normal" officeooo:rsid="0020642a" officeooo:paragraph-rsid="0020642a" style:font-size-asian="16pt" style:font-size-complex="16pt"/>
    </style:style>
    <style:style style:name="P18" style:family="paragraph" style:parent-style-name="Standard">
      <style:text-properties fo:font-variant="normal" fo:text-transform="none" fo:color="#5983b0" style:font-name="aakar" fo:font-size="16pt" fo:letter-spacing="normal" fo:font-style="normal" fo:font-weight="normal" officeooo:rsid="002168a3" officeooo:paragraph-rsid="002168a3" style:font-size-asian="16pt" style:font-size-complex="16pt"/>
    </style:style>
    <style:style style:name="P19" style:family="paragraph" style:parent-style-name="Standard">
      <style:text-properties fo:font-variant="normal" fo:text-transform="none" fo:color="#5983b0" style:font-name="aakar" fo:font-size="16pt" fo:letter-spacing="normal" fo:font-style="normal" fo:font-weight="normal" officeooo:rsid="0021fbb3" officeooo:paragraph-rsid="0021fbb3" style:font-size-asian="16pt" style:font-size-complex="16pt"/>
    </style:style>
    <style:style style:name="P20" style:family="paragraph" style:parent-style-name="Standard">
      <style:text-properties fo:font-variant="normal" fo:text-transform="none" fo:color="#5983b0" style:font-name="aakar" fo:font-size="16pt" fo:letter-spacing="normal" fo:font-style="normal" fo:font-weight="normal" officeooo:rsid="00251f3c" officeooo:paragraph-rsid="00251f3c" style:font-size-asian="16pt" style:font-size-complex="16pt"/>
    </style:style>
    <style:style style:name="P21" style:family="paragraph" style:parent-style-name="Standard">
      <style:text-properties fo:font-variant="normal" fo:text-transform="none" fo:color="#5983b0" style:font-name="aakar" fo:font-size="16pt" fo:letter-spacing="normal" fo:font-style="normal" fo:font-weight="normal" officeooo:paragraph-rsid="0020642a"/>
    </style:style>
    <style:style style:name="P22" style:family="paragraph" style:parent-style-name="Standard">
      <style:text-properties fo:font-variant="normal" fo:text-transform="none" fo:color="#5983b0" style:font-name="aakar" fo:font-size="16pt" fo:letter-spacing="normal" fo:font-style="normal" fo:font-weight="normal" officeooo:paragraph-rsid="0026a21a"/>
    </style:style>
    <style:style style:name="P23" style:family="paragraph" style:parent-style-name="Standard">
      <style:text-properties fo:font-variant="normal" fo:text-transform="none" fo:color="#5983b0" style:font-name="aakar" fo:font-size="16pt" fo:letter-spacing="normal" fo:font-style="normal" fo:font-weight="normal" officeooo:paragraph-rsid="0027a08a"/>
    </style:style>
    <style:style style:name="P24" style:family="paragraph" style:parent-style-name="Standard">
      <style:text-properties fo:font-variant="normal" fo:text-transform="none" fo:color="#069a2e" style:font-name="aakar" fo:font-size="18pt" fo:letter-spacing="normal" fo:font-style="normal" fo:font-weight="normal" officeooo:rsid="0020642a" officeooo:paragraph-rsid="0020642a" style:font-size-asian="18pt" style:font-size-complex="18pt"/>
    </style:style>
    <style:style style:name="P25" style:family="paragraph" style:parent-style-name="Standard">
      <style:text-properties fo:font-variant="normal" fo:text-transform="none" fo:color="#069a2e" style:font-name="aakar" fo:font-size="16pt" fo:letter-spacing="normal" fo:font-style="normal" fo:font-weight="normal" officeooo:rsid="0021fbb3" officeooo:paragraph-rsid="0021fbb3" style:font-size-asian="16pt" style:font-size-complex="16pt"/>
    </style:style>
    <style:style style:name="P26" style:family="paragraph" style:parent-style-name="Standard">
      <style:text-properties fo:font-variant="normal" fo:text-transform="none" fo:color="#bc7a00" style:font-name="Fira Mono" fo:font-size="10.5pt" fo:letter-spacing="normal" fo:font-style="normal" fo:font-weight="normal" officeooo:paragraph-rsid="0026a21a"/>
    </style:style>
    <style:style style:name="P27" style:family="paragraph" style:parent-style-name="Standard">
      <style:text-properties fo:font-variant="normal" fo:text-transform="none" fo:color="#bc7a00" style:font-name="Fira Mono" fo:font-size="10.5pt" fo:letter-spacing="normal" fo:font-style="normal" fo:font-weight="normal" officeooo:rsid="0020642a" officeooo:paragraph-rsid="0027a08a" style:font-size-asian="16pt" style:font-size-complex="16pt"/>
    </style:style>
    <style:style style:name="P28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Fira Mono" fo:font-size="10.5pt" fo:letter-spacing="normal" fo:font-style="normal" fo:font-weight="normal"/>
    </style:style>
    <style:style style:name="P29" style:family="paragraph" style:parent-style-name="Preformatted_20_Text">
      <style:paragraph-properties fo:margin-left="0.529cm" fo:margin-right="0.529cm" fo:margin-top="0.397cm" fo:margin-bottom="0.397cm" loext:contextual-spacing="false" fo:text-align="start" style:justify-single-word="false" fo:orphans="2" fo:widows="2" fo:text-indent="0cm" style:auto-text-indent="false"/>
      <style:text-properties fo:font-variant="normal" fo:text-transform="none" fo:color="#0c4b33" style:font-name="Fira Mono" fo:font-size="10.5pt" fo:letter-spacing="normal" fo:font-style="normal" fo:font-weight="normal"/>
    </style:style>
    <style:style style:name="P30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Fira Mono" fo:font-size="10pt" fo:letter-spacing="normal" fo:font-style="normal" fo:font-weight="normal" style:font-size-asian="10pt" style:font-size-complex="10pt"/>
    </style:style>
    <style:style style:name="P31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fo:letter-spacing="normal"/>
    </style:style>
    <style:style style:name="P32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fo:letter-spacing="normal" officeooo:paragraph-rsid="00277943"/>
    </style:style>
    <style:style style:name="P33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fo:letter-spacing="normal" officeooo:rsid="0029b1af"/>
    </style:style>
    <style:style style:name="P34" style:family="paragraph" style:parent-style-name="Preformatted_20_Text">
      <style:paragraph-properties fo:margin-left="0.529cm" fo:margin-right="0.529cm" fo:margin-top="0.397cm" fo:margin-bottom="0.397cm" loext:contextual-spacing="false" fo:text-align="start" style:justify-single-word="false" fo:orphans="2" fo:widows="2" fo:text-indent="0cm" style:auto-text-indent="false"/>
      <style:text-properties fo:font-variant="normal" fo:text-transform="none" fo:color="#0c4b33" fo:letter-spacing="normal"/>
    </style:style>
    <style:style style:name="P35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fo:font-size="10pt" fo:letter-spacing="normal" style:font-size-asian="10pt" style:font-size-complex="10pt"/>
    </style:style>
    <style:style style:name="P36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bc7a00" style:font-name="Fira Mono" fo:font-size="10.5pt" fo:letter-spacing="normal" fo:font-style="normal" fo:font-weight="normal" officeooo:rsid="0027a08a" officeooo:paragraph-rsid="0027a08a"/>
    </style:style>
    <style:style style:name="P37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c9211e" style:font-name="Fira Mono" fo:font-size="10.5pt" fo:letter-spacing="normal" fo:font-style="normal" fo:font-weight="normal" officeooo:rsid="002e8666"/>
    </style:style>
    <style:style style:name="P38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c9211e" style:font-name="Fira Mono" fo:font-size="10.5pt" fo:letter-spacing="normal" fo:font-style="normal" fo:font-weight="normal" officeooo:rsid="00316b9e"/>
    </style:style>
    <style:style style:name="P39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c9211e" style:font-name="Fira Mono" fo:font-size="10.5pt" fo:letter-spacing="normal" fo:font-style="normal" fo:font-weight="normal" officeooo:rsid="00316b9e" officeooo:paragraph-rsid="00316b9e"/>
    </style:style>
    <style:style style:name="P40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fo:letter-spacing="normal" officeooo:paragraph-rsid="0027a08a"/>
    </style:style>
    <style:style style:name="P41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fo:letter-spacing="normal" officeooo:paragraph-rsid="0029b1af"/>
    </style:style>
    <style:style style:name="P42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fo:letter-spacing="normal" officeooo:rsid="0029b1af" officeooo:paragraph-rsid="0029b1af"/>
    </style:style>
    <style:style style:name="P43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bc7a00" style:font-name="Fira Mono" fo:font-size="10.5pt" fo:letter-spacing="normal" fo:font-style="normal" fo:font-weight="normal" officeooo:rsid="0027a08a" officeooo:paragraph-rsid="0027a08a"/>
    </style:style>
    <style:style style:name="P44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bc7a00" style:font-name="Fira Mono" fo:font-size="10.5pt" fo:letter-spacing="normal" fo:font-style="normal" fo:font-weight="normal" officeooo:rsid="00281a1f"/>
    </style:style>
    <style:style style:name="P45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faf46" style:font-name="Chilanka" fo:font-size="18pt" fo:letter-spacing="normal" fo:font-style="normal" fo:font-weight="bold" officeooo:rsid="0032dabc" officeooo:paragraph-rsid="0032dabc" style:font-size-asian="18pt" style:font-weight-asian="bold" style:font-size-complex="18pt" style:font-weight-complex="bold"/>
    </style:style>
    <style:style style:name="P46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faf46" style:font-name="Chilanka" fo:font-size="18pt" fo:letter-spacing="normal" fo:font-style="normal" fo:font-weight="bold" officeooo:rsid="00343498" officeooo:paragraph-rsid="00343498" style:font-size-asian="18pt" style:font-weight-asian="bold" style:font-size-complex="18pt" style:font-weight-complex="bold"/>
    </style:style>
    <style:style style:name="P47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faf46" style:font-name="Chilanka" fo:font-size="18pt" fo:letter-spacing="normal" fo:font-style="normal" fo:font-weight="normal" officeooo:rsid="0035c527" officeooo:paragraph-rsid="0035c527" style:font-size-asian="18pt" style:font-size-complex="18pt"/>
    </style:style>
    <style:style style:name="P48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faf46" style:font-name="Chilanka" fo:font-size="18pt" fo:letter-spacing="normal" fo:font-style="normal" fo:font-weight="normal" officeooo:rsid="003693be" officeooo:paragraph-rsid="0035c527" style:font-size-asian="18pt" style:font-size-complex="18pt"/>
    </style:style>
    <style:style style:name="P49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faf46" style:font-name="Chilanka" fo:font-size="18pt" fo:letter-spacing="normal" fo:font-style="normal" fo:font-weight="normal" officeooo:rsid="003693be" officeooo:paragraph-rsid="003693be" style:font-size-asian="18pt" style:font-size-complex="18pt"/>
    </style:style>
    <style:style style:name="P50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faf46" style:font-name="Chilanka" fo:font-size="18pt" fo:letter-spacing="normal" fo:font-style="normal" fo:font-weight="normal" officeooo:rsid="00383ded" officeooo:paragraph-rsid="00383ded" style:font-size-asian="18pt" style:font-size-complex="18pt"/>
    </style:style>
    <style:style style:name="P51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faf46" style:font-name="Chilanka" fo:font-size="18pt" fo:letter-spacing="normal" fo:font-style="normal" fo:font-weight="normal" officeooo:rsid="0039957b" officeooo:paragraph-rsid="00383ded" style:font-size-asian="18pt" style:font-size-complex="18pt"/>
    </style:style>
    <style:style style:name="P52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faf46" style:font-name="Chilanka" fo:font-size="12pt" fo:letter-spacing="normal" fo:font-style="normal" fo:font-weight="bold" officeooo:rsid="0032dabc" officeooo:paragraph-rsid="00343498" style:font-size-asian="10.5pt" style:font-weight-asian="bold" style:font-size-complex="12pt" style:font-weight-complex="bold"/>
    </style:style>
    <style:style style:name="P53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officeooo:paragraph-rsid="00383ded"/>
    </style:style>
    <style:style style:name="P54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color="#3faf46" style:font-name="Chilanka" fo:font-size="18pt" officeooo:rsid="0035c527" officeooo:paragraph-rsid="0035c527" style:font-size-asian="18pt" style:font-size-complex="18pt"/>
    </style:style>
    <style:style style:name="P55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color="#3faf46" style:font-name="Chilanka" fo:font-size="18pt" officeooo:rsid="00383ded" officeooo:paragraph-rsid="00383ded" style:font-size-asian="18pt" style:font-size-complex="18pt"/>
    </style:style>
    <style:style style:name="P56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color="#3faf46" style:font-name="Chilanka" fo:font-size="18pt" officeooo:rsid="003c1be5" officeooo:paragraph-rsid="003c1be5" style:font-size-asian="18pt" style:font-size-complex="18pt"/>
    </style:style>
    <style:style style:name="P57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color="#3faf46" style:font-name="Chilanka" fo:font-size="18pt" fo:font-weight="bold" officeooo:rsid="0032dabc" officeooo:paragraph-rsid="00343498" style:font-size-asian="18pt" style:font-weight-asian="bold" style:font-size-complex="18pt" style:font-weight-complex="bold"/>
    </style:style>
    <style:style style:name="P58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color="#3faf46" style:font-name="Chilanka" fo:font-size="18pt" fo:font-weight="bold" officeooo:rsid="00343498" officeooo:paragraph-rsid="00343498" style:font-size-asian="18pt" style:font-weight-asian="bold" style:font-size-complex="18pt" style:font-weight-complex="bold"/>
    </style:style>
    <style:style style:name="P59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color="#3faf46" style:font-name="Chilanka" fo:font-size="18pt" fo:font-weight="bold" officeooo:rsid="00347ac3" officeooo:paragraph-rsid="00347ac3" style:font-size-asian="18pt" style:font-weight-asian="bold" style:font-size-complex="18pt" style:font-weight-complex="bold"/>
    </style:style>
    <style:style style:name="P60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color="#3faf46" style:font-name="Chilanka" fo:font-size="18pt" officeooo:paragraph-rsid="0035c527"/>
    </style:style>
    <style:style style:name="P61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color="#3faf46" style:font-name="Chilanka" fo:font-size="18pt" officeooo:paragraph-rsid="003c425f"/>
    </style:style>
    <style:style style:name="P62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color="#3faf46" officeooo:paragraph-rsid="003c425f"/>
    </style:style>
    <style:style style:name="P63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faf46" style:font-name="Chilanka" fo:font-size="18pt" fo:letter-spacing="normal" fo:font-style="normal" fo:font-weight="normal" officeooo:rsid="003b83ee" officeooo:paragraph-rsid="00383ded" style:font-size-asian="18pt" style:font-size-complex="18pt"/>
    </style:style>
    <style:style style:name="P64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faf46" style:font-name="Chilanka" fo:font-size="18pt" fo:letter-spacing="normal" fo:font-style="normal" fo:font-weight="normal" officeooo:rsid="003c1be5" officeooo:paragraph-rsid="003c1be5" style:font-size-asian="18pt" style:font-size-complex="18pt"/>
    </style:style>
    <style:style style:name="P65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faf46" style:font-name="Chilanka" fo:font-size="18pt" fo:letter-spacing="normal" fo:font-style="normal" fo:font-weight="normal" officeooo:rsid="003c425f" officeooo:paragraph-rsid="003c1be5" style:font-size-asian="18pt" style:font-size-complex="18pt"/>
    </style:style>
    <style:style style:name="P66" style:family="paragraph" style:parent-style-name="Preformatted_20_Text">
      <style:paragraph-properties fo:margin-left="0cm" fo:margin-right="0.529cm" fo:margin-top="0.397cm" fo:margin-bottom="0.397cm" loext:contextual-spacing="false" fo:text-align="justify" style:justify-single-word="false" fo:orphans="2" fo:widows="2" fo:text-indent="0cm" style:auto-text-indent="false"/>
      <style:text-properties fo:font-variant="normal" fo:text-transform="none" fo:color="#3faf46" style:font-name="Chilanka" fo:font-size="18pt" fo:letter-spacing="normal" fo:font-style="normal" fo:font-weight="normal" officeooo:rsid="00423a82" officeooo:paragraph-rsid="00423a82" style:font-size-asian="18pt" style:font-size-complex="18pt"/>
    </style:style>
    <style:style style:name="P67" style:family="paragraph" style:parent-style-name="Preformatted_20_Text">
      <style:paragraph-properties fo:margin-left="0cm" fo:margin-right="0.529cm" fo:margin-top="0.397cm" fo:margin-bottom="0.397cm" loext:contextual-spacing="false" fo:text-align="justify" style:justify-single-word="false" fo:orphans="2" fo:widows="2" fo:text-indent="0cm" style:auto-text-indent="false"/>
      <style:text-properties fo:font-variant="normal" fo:text-transform="none" fo:color="#3faf46" style:font-name="Chilanka" fo:font-size="18pt" fo:letter-spacing="normal" fo:font-style="normal" fo:font-weight="normal" officeooo:rsid="004588b5" officeooo:paragraph-rsid="004588b5" style:font-size-asian="18pt" style:font-size-complex="18pt"/>
    </style:style>
    <style:style style:name="P68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Fira Mono" fo:font-size="10.5pt" fo:letter-spacing="normal" fo:font-style="normal" fo:font-weight="normal" officeooo:paragraph-rsid="003c425f"/>
    </style:style>
    <style:style style:name="P69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Fira Mono" fo:font-size="10.5pt" fo:letter-spacing="normal" fo:font-style="normal" fo:font-weight="normal" officeooo:rsid="003c425f" officeooo:paragraph-rsid="003c425f"/>
    </style:style>
    <style:style style:name="P70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Chilanka" fo:font-size="18pt" fo:letter-spacing="normal" fo:font-style="normal" fo:font-weight="normal" officeooo:rsid="003c425f" officeooo:paragraph-rsid="003c425f" style:font-size-asian="18pt" style:font-size-complex="18pt"/>
    </style:style>
    <style:style style:name="P71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Chilanka" fo:font-size="18pt" fo:letter-spacing="normal" fo:font-style="normal" fo:font-weight="normal" officeooo:rsid="00418533" officeooo:paragraph-rsid="003c425f" style:font-size-asian="18pt" style:font-size-complex="18pt"/>
    </style:style>
    <style:style style:name="P72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Chilanka" fo:font-size="18pt" fo:letter-spacing="normal" fo:font-style="normal" fo:font-weight="normal" officeooo:rsid="00418533" officeooo:paragraph-rsid="00418533" style:font-size-asian="18pt" style:font-size-complex="18pt"/>
    </style:style>
    <style:style style:name="P73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Chilanka" fo:font-size="18pt" fo:letter-spacing="normal" fo:font-style="normal" fo:font-weight="normal" officeooo:rsid="00423a82" officeooo:paragraph-rsid="00423a82" style:font-size-asian="18pt" style:font-size-complex="18pt"/>
    </style:style>
    <style:style style:name="P74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00000" style:font-name="Chilanka" fo:font-size="18pt" fo:letter-spacing="normal" fo:font-style="normal" style:text-underline-style="solid" style:text-underline-width="auto" style:text-underline-color="font-color" fo:font-weight="normal" officeooo:rsid="00418533" officeooo:paragraph-rsid="00418533" style:font-size-asian="18pt" style:font-size-complex="18pt"/>
    </style:style>
    <style:style style:name="P75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00000" style:font-name="Chilanka" fo:font-size="18pt" fo:letter-spacing="normal" fo:font-style="normal" style:text-underline-style="solid" style:text-underline-width="auto" style:text-underline-color="font-color" fo:font-weight="normal" officeooo:rsid="00423a82" officeooo:paragraph-rsid="00423a82" style:font-size-asian="18pt" style:font-size-complex="18pt"/>
    </style:style>
    <style:style style:name="P76" style:family="paragraph" style:parent-style-name="Standard" style:list-style-name="L1">
      <style:text-properties fo:color="#000000" style:font-name="Dyuthi" fo:font-size="14pt" officeooo:rsid="001d3f48" officeooo:paragraph-rsid="001d3f48" style:font-size-asian="14pt" style:font-size-complex="14pt"/>
    </style:style>
    <style:style style:name="P77" style:family="paragraph">
      <style:paragraph-properties fo:text-align="center"/>
    </style:style>
    <style:style style:name="P78" style:family="paragraph">
      <style:paragraph-properties style:writing-mode="lr-tb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19e603" style:font-size-asian="14pt" style:font-size-complex="14pt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officeooo:rsid="0019e603"/>
    </style:style>
    <style:style style:name="T5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666666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666666" style:font-name="Fira Mono" fo:font-size="10.5pt" fo:letter-spacing="normal" fo:font-style="normal" fo:font-weight="normal"/>
    </style:style>
    <style:style style:name="T8" style:family="text">
      <style:text-properties fo:font-variant="normal" fo:text-transform="none" fo:color="#666666" style:font-name="Fira Mono" fo:font-size="10.5pt" fo:letter-spacing="normal" fo:font-style="normal" fo:font-weight="normal" officeooo:rsid="003c425f"/>
    </style:style>
    <style:style style:name="T9" style:family="text">
      <style:text-properties fo:font-variant="normal" fo:text-transform="none" fo:color="#5983b0" style:font-name="aakar" fo:font-size="16pt" fo:letter-spacing="normal" fo:font-style="normal" fo:font-weight="normal" style:font-size-asian="16pt" style:font-size-complex="16pt"/>
    </style:style>
    <style:style style:name="T10" style:family="text">
      <style:text-properties fo:font-variant="normal" fo:text-transform="none" fo:color="#0c4b33" style:font-name="Fira Mono" fo:font-size="10.5pt" fo:letter-spacing="normal" fo:font-style="normal" fo:font-weight="normal"/>
    </style:style>
    <style:style style:name="T11" style:family="text">
      <style:text-properties fo:font-variant="normal" fo:text-transform="none" fo:color="#0c4b33" style:font-name="Fira Mono" fo:font-size="10.5pt" fo:letter-spacing="normal" fo:font-style="normal" fo:font-weight="normal" officeooo:rsid="00383ded"/>
    </style:style>
    <style:style style:name="T12" style:family="text">
      <style:text-properties fo:font-variant="normal" fo:text-transform="none" fo:color="#0c4b33" style:font-name="Fira Mono" fo:font-size="10.5pt" fo:letter-spacing="normal" fo:font-style="normal" fo:font-weight="normal" officeooo:rsid="003c425f"/>
    </style:style>
    <style:style style:name="T13" style:family="text">
      <style:text-properties fo:font-variant="normal" fo:text-transform="none" fo:letter-spacing="normal" fo:font-style="normal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 officeooo:rsid="0035c527" style:font-size-asian="18pt" style:font-size-complex="18pt"/>
    </style:style>
    <style:style style:name="T16" style:family="text">
      <style:text-properties fo:font-variant="normal" fo:text-transform="none" fo:letter-spacing="normal" fo:font-style="normal" fo:font-weight="normal" officeooo:rsid="003c425f" style:font-size-asian="18pt" style:font-size-complex="18pt"/>
    </style:style>
    <style:style style:name="T17" style:family="text">
      <style:text-properties fo:font-variant="normal" fo:text-transform="none" fo:letter-spacing="normal" fo:font-style="normal" fo:font-weight="normal" officeooo:rsid="003693be"/>
    </style:style>
    <style:style style:name="T18" style:family="text">
      <style:text-properties fo:font-variant="normal" fo:text-transform="none" fo:letter-spacing="normal" fo:font-style="normal" fo:font-weight="normal" officeooo:rsid="0039957b"/>
    </style:style>
    <style:style style:name="T19" style:family="text">
      <style:text-properties fo:font-variant="normal" fo:text-transform="none" fo:letter-spacing="normal" fo:font-style="normal" fo:font-weight="normal" officeooo:rsid="003b83ee"/>
    </style:style>
    <style:style style:name="T20" style:family="text">
      <style:text-properties fo:font-variant="normal" fo:text-transform="none" fo:letter-spacing="normal" fo:font-style="normal" fo:font-weight="normal" officeooo:rsid="003c425f"/>
    </style:style>
    <style:style style:name="T21" style:family="text">
      <style:text-properties fo:font-variant="normal" fo:text-transform="none" fo:letter-spacing="normal" fo:font-style="normal" officeooo:rsid="00343498"/>
    </style:style>
    <style:style style:name="T22" style:family="text">
      <style:text-properties fo:font-variant="normal" fo:text-transform="none" fo:font-size="12pt" fo:letter-spacing="normal" fo:font-style="normal" style:font-size-asian="10.5pt" style:font-size-complex="12pt"/>
    </style:style>
    <style:style style:name="T23" style:family="text">
      <style:text-properties fo:font-variant="normal" fo:text-transform="none" fo:font-size="12pt" fo:letter-spacing="normal" fo:font-style="normal" officeooo:rsid="00343498" style:font-size-asian="10.5pt" style:font-size-complex="12pt"/>
    </style:style>
    <style:style style:name="T24" style:family="text">
      <style:text-properties fo:font-variant="normal" fo:text-transform="none" fo:font-size="12pt" fo:letter-spacing="normal" fo:font-style="normal" officeooo:rsid="00347ac3" style:font-size-asian="10.5pt" style:font-size-complex="12pt"/>
    </style:style>
    <style:style style:name="T25" style:family="text">
      <style:text-properties fo:font-variant="normal" fo:text-transform="none" style:text-position="super 58%" fo:letter-spacing="normal" fo:font-style="normal"/>
    </style:style>
    <style:style style:name="T26" style:family="text">
      <style:text-properties fo:font-variant="normal" fo:text-transform="none" fo:color="#bc7a00" style:font-name="Fira Mono" fo:font-size="10.5pt" fo:letter-spacing="normal" fo:font-style="normal" fo:font-weight="normal"/>
    </style:style>
    <style:style style:name="T27" style:family="text">
      <style:text-properties fo:font-variant="normal" fo:text-transform="none" fo:color="#19177c" style:font-name="Fira Mono" fo:font-size="10.5pt" fo:letter-spacing="normal" fo:font-style="normal" fo:font-weight="normal"/>
    </style:style>
    <style:style style:name="T28" style:family="text">
      <style:text-properties fo:font-variant="normal" fo:text-transform="none" fo:color="#0000ff" style:font-name="Fira Mono" fo:font-size="10.5pt" fo:letter-spacing="normal" fo:font-style="normal" fo:font-weight="normal"/>
    </style:style>
    <style:style style:name="T29" style:family="text">
      <style:text-properties fo:font-variant="normal" fo:text-transform="none" fo:color="#0000ff" style:font-name="Fira Mono" fo:font-size="10.5pt" fo:letter-spacing="normal" fo:font-style="normal" fo:font-weight="bold"/>
    </style:style>
    <style:style style:name="T30" style:family="text">
      <style:text-properties fo:font-variant="normal" fo:text-transform="none" fo:color="#ba2121" style:font-name="Fira Mono" fo:font-size="10.5pt" fo:letter-spacing="normal" fo:font-style="normal" fo:font-weight="normal"/>
    </style:style>
    <style:style style:name="T31" style:family="text">
      <style:text-properties fo:font-variant="normal" fo:text-transform="none" fo:color="#008000" style:font-name="Fira Mono" fo:font-size="10.5pt" fo:letter-spacing="normal" fo:font-style="normal" fo:font-weight="bold"/>
    </style:style>
    <style:style style:name="T32" style:family="text">
      <style:text-properties fo:font-variant="normal" fo:text-transform="none" fo:color="#3faf46" style:font-name="Chilanka" fo:font-size="18pt" fo:letter-spacing="normal" fo:font-style="normal" fo:font-weight="normal" officeooo:rsid="003693be" style:font-size-asian="18pt" style:font-size-complex="18pt"/>
    </style:style>
    <style:style style:name="T33" style:family="text">
      <style:text-properties fo:font-variant="normal" fo:text-transform="none" fo:color="#aa22ff" style:font-name="Fira Mono" fo:font-size="10.5pt" fo:letter-spacing="normal" fo:font-style="normal" fo:font-weight="normal"/>
    </style:style>
    <style:style style:name="T34" style:family="text">
      <style:text-properties fo:font-variant="normal" fo:text-transform="none" fo:color="#aa22ff" style:font-name="Fira Mono" fo:font-size="10.5pt" fo:letter-spacing="normal" fo:font-style="normal" fo:font-weight="normal" officeooo:rsid="003c425f"/>
    </style:style>
    <style:style style:name="T35" style:family="text">
      <style:text-properties fo:color="#3faf46"/>
    </style:style>
    <style:style style:name="T36" style:family="text">
      <style:text-properties officeooo:rsid="002359b0"/>
    </style:style>
    <style:style style:name="T37" style:family="text">
      <style:text-properties officeooo:rsid="0024b138"/>
    </style:style>
    <style:style style:name="T38" style:family="text">
      <style:text-properties fo:color="#008000" fo:font-weight="bold"/>
    </style:style>
    <style:style style:name="T39" style:family="text">
      <style:text-properties fo:color="#008000" fo:font-weight="bold" officeooo:rsid="002e8666"/>
    </style:style>
    <style:style style:name="T40" style:family="text">
      <style:text-properties fo:color="#008000" style:font-name="Fira Mono" fo:font-size="10.5pt" fo:font-style="normal" fo:font-weight="bold"/>
    </style:style>
    <style:style style:name="T41" style:family="text">
      <style:text-properties fo:color="#008000" style:font-name="Fira Mono" fo:font-size="10.5pt" fo:font-style="normal" fo:font-weight="bold" officeooo:rsid="00277943"/>
    </style:style>
    <style:style style:name="T42" style:family="text">
      <style:text-properties fo:color="#008000" style:font-name="Fira Mono" fo:font-size="10.5pt" fo:font-style="normal" fo:font-weight="bold" officeooo:rsid="0027a08a"/>
    </style:style>
    <style:style style:name="T43" style:family="text">
      <style:text-properties fo:color="#008000" style:font-name="Fira Mono" fo:font-size="10.5pt" fo:font-weight="bold"/>
    </style:style>
    <style:style style:name="T44" style:family="text">
      <style:text-properties fo:color="#008000" style:font-name="Fira Mono" fo:font-style="normal" fo:font-weight="bold"/>
    </style:style>
    <style:style style:name="T45" style:family="text">
      <style:text-properties fo:color="#008000" style:font-name="Fira Mono" fo:font-size="10pt" fo:font-style="normal" fo:font-weight="bold" officeooo:rsid="00290010" style:font-size-asian="10pt" style:font-size-complex="10pt"/>
    </style:style>
    <style:style style:name="T46" style:family="text">
      <style:text-properties fo:color="#bc7a00"/>
    </style:style>
    <style:style style:name="T47" style:family="text">
      <style:text-properties fo:color="#bc7a00" style:font-name="Fira Mono" fo:font-size="10.5pt"/>
    </style:style>
    <style:style style:name="T48" style:family="text">
      <style:text-properties fo:color="#bc7a00" style:font-name="Fira Mono" fo:font-size="10.5pt" fo:font-style="normal" fo:font-weight="normal"/>
    </style:style>
    <style:style style:name="T49" style:family="text">
      <style:text-properties fo:color="#bc7a00" style:font-name="Fira Mono" fo:font-size="10.5pt" fo:font-style="normal" fo:font-weight="normal" officeooo:rsid="0027a08a"/>
    </style:style>
    <style:style style:name="T50" style:family="text">
      <style:text-properties fo:color="#bc7a00" style:font-name="Fira Mono" fo:font-size="10.5pt" fo:font-style="normal" fo:font-weight="normal" officeooo:rsid="00290010"/>
    </style:style>
    <style:style style:name="T51" style:family="text">
      <style:text-properties fo:color="#bc7a00" style:font-name="Fira Mono" fo:font-size="10.5pt" fo:font-style="normal" fo:font-weight="normal" officeooo:rsid="0029b1af"/>
    </style:style>
    <style:style style:name="T52" style:family="text">
      <style:text-properties fo:color="#bc7a00" style:font-name="Fira Mono" fo:font-size="10.5pt" officeooo:rsid="0020642a" style:font-size-asian="16pt" style:font-size-complex="16pt"/>
    </style:style>
    <style:style style:name="T53" style:family="text">
      <style:text-properties fo:color="#bc7a00" style:font-name="Fira Mono" fo:font-style="normal" fo:font-weight="normal"/>
    </style:style>
    <style:style style:name="T54" style:family="text">
      <style:text-properties fo:color="#bc7a00" style:font-name="Fira Mono" fo:font-size="10pt" fo:font-style="normal" fo:font-weight="normal" officeooo:rsid="00290010" style:font-size-asian="10pt" style:font-size-complex="10pt"/>
    </style:style>
    <style:style style:name="T55" style:family="text">
      <style:text-properties fo:color="#bc7a00" officeooo:rsid="0026a21a"/>
    </style:style>
    <style:style style:name="T56" style:family="text">
      <style:text-properties fo:color="#bc7a00" officeooo:rsid="002e8666"/>
    </style:style>
    <style:style style:name="T57" style:family="text">
      <style:text-properties fo:color="#19177c"/>
    </style:style>
    <style:style style:name="T58" style:family="text">
      <style:text-properties fo:color="#19177c" style:font-name="Fira Mono" fo:font-size="10.5pt" fo:font-style="normal" fo:font-weight="normal"/>
    </style:style>
    <style:style style:name="T59" style:family="text">
      <style:text-properties fo:color="#19177c" style:font-name="Fira Mono" fo:font-size="10.5pt" fo:font-style="normal" fo:font-weight="normal" officeooo:rsid="0027a08a"/>
    </style:style>
    <style:style style:name="T60" style:family="text">
      <style:text-properties fo:color="#19177c" style:font-name="Fira Mono" fo:font-style="normal" fo:font-weight="normal"/>
    </style:style>
    <style:style style:name="T61" style:family="text">
      <style:text-properties fo:color="#19177c" officeooo:rsid="002e8666"/>
    </style:style>
    <style:style style:name="T62" style:family="text">
      <style:text-properties fo:color="#666666"/>
    </style:style>
    <style:style style:name="T63" style:family="text">
      <style:text-properties fo:color="#666666" style:font-name="Fira Mono" fo:font-size="10.5pt"/>
    </style:style>
    <style:style style:name="T64" style:family="text">
      <style:text-properties fo:color="#666666" style:font-name="Fira Mono" fo:font-size="10.5pt" fo:font-style="normal" fo:font-weight="normal"/>
    </style:style>
    <style:style style:name="T65" style:family="text">
      <style:text-properties fo:color="#666666" style:font-name="Fira Mono" fo:font-size="10.5pt" fo:font-style="normal" fo:font-weight="normal" officeooo:rsid="0027a08a"/>
    </style:style>
    <style:style style:name="T66" style:family="text">
      <style:text-properties fo:color="#0000ff" style:font-name="Fira Mono" fo:font-size="10.5pt"/>
    </style:style>
    <style:style style:name="T67" style:family="text">
      <style:text-properties fo:color="#0000ff" style:font-name="Fira Mono" fo:font-size="10.5pt" fo:font-style="normal" fo:font-weight="normal"/>
    </style:style>
    <style:style style:name="T68" style:family="text">
      <style:text-properties fo:color="#ba2121"/>
    </style:style>
    <style:style style:name="T69" style:family="text">
      <style:text-properties fo:color="#ba2121" style:font-name="Fira Mono" fo:font-size="10.5pt"/>
    </style:style>
    <style:style style:name="T70" style:family="text">
      <style:text-properties fo:color="#ba2121" style:font-name="Fira Mono" fo:font-size="10.5pt" fo:font-style="normal" fo:font-weight="normal"/>
    </style:style>
    <style:style style:name="T71" style:family="text">
      <style:text-properties style:font-name="Fira Mono" fo:font-size="10.5pt" fo:font-style="normal" fo:font-weight="normal"/>
    </style:style>
    <style:style style:name="T72" style:family="text">
      <style:text-properties style:font-name="Fira Mono" fo:font-style="normal" fo:font-weight="normal"/>
    </style:style>
    <style:style style:name="T73" style:family="text">
      <style:text-properties fo:color="#0c4b33" style:font-name="Fira Mono" fo:font-size="10.5pt"/>
    </style:style>
    <style:style style:name="T74" style:family="text">
      <style:text-properties officeooo:rsid="00251f3c" style:font-size-asian="16pt" style:font-size-complex="16pt"/>
    </style:style>
    <style:style style:name="T75" style:family="text">
      <style:text-properties officeooo:rsid="0020642a" style:font-size-asian="16pt" style:font-size-complex="16pt"/>
    </style:style>
    <style:style style:name="T76" style:family="text">
      <style:text-properties officeooo:rsid="0026a21a" style:font-size-asian="16pt" style:font-size-complex="16pt"/>
    </style:style>
    <style:style style:name="T77" style:family="text">
      <style:text-properties officeooo:rsid="0026a21a"/>
    </style:style>
    <style:style style:name="T78" style:family="text">
      <style:text-properties fo:color="#c9211e" style:font-name="Fira Mono" fo:font-size="10.5pt" fo:font-style="normal" fo:font-weight="normal"/>
    </style:style>
    <style:style style:name="T79" style:family="text">
      <style:text-properties fo:color="#c9211e" style:font-name="Fira Mono" fo:font-size="10.5pt" fo:font-style="normal" fo:font-weight="normal" officeooo:rsid="002cbf9a"/>
    </style:style>
    <style:style style:name="T80" style:family="text">
      <style:text-properties fo:color="#c9211e" style:font-name="Fira Mono" fo:font-size="10.5pt" fo:font-style="normal" fo:font-weight="normal" officeooo:rsid="002e8666"/>
    </style:style>
    <style:style style:name="T81" style:family="text">
      <style:text-properties fo:color="#c9211e" style:font-name="Fira Mono" fo:font-size="10.5pt" fo:font-style="normal" fo:font-weight="normal" officeooo:rsid="0030132f"/>
    </style:style>
    <style:style style:name="T82" style:family="text">
      <style:text-properties fo:color="#c9211e" style:font-name="Fira Mono" fo:font-size="10.5pt" fo:font-style="normal" fo:font-weight="normal" officeooo:rsid="00316b9e"/>
    </style:style>
    <style:style style:name="T83" style:family="text">
      <style:text-properties fo:color="#c9211e" officeooo:rsid="002e8666"/>
    </style:style>
    <style:style style:name="T84" style:family="text">
      <style:text-properties fo:color="#7d9029" style:font-name="Fira Mono" fo:font-size="10.5pt" fo:font-style="normal" fo:font-weight="normal"/>
    </style:style>
    <style:style style:name="T85" style:family="text">
      <style:text-properties officeooo:rsid="00423a82"/>
    </style:style>
    <style:style style:name="T86" style:family="text">
      <style:text-properties officeooo:rsid="00442f2b"/>
    </style:style>
    <style:style style:name="T87" style:family="text">
      <style:text-properties style:text-position="super 58%" officeooo:rsid="00442f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6.006cm" fo:min-width="5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415cm" fo:min-width="3.7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282cm" fo:min-width="4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JANGO <text:s/>NOTES </text:p>
      <text:p text:style-name="P2"/>
      <text:p text:style-name="P10">=&gt; Checking Django version </text:p>
      <text:p text:style-name="P3"><text:tab/><text:span text:style-name="T1">django-admin –version</text:span></text:p>
      <text:p text:style-name="P11"/>
      <text:p text:style-name="P6">=&gt; Creating a project</text:p>
      <text:p text:style-name="P11"><text:tab/>django-admin startproject projectname</text:p>
      <text:p text:style-name="P11"/>
      <text:p text:style-name="P6">=&gt;<text:span text:style-name="T4">Running a project</text:span></text:p>
      <text:p text:style-name="P12"><text:tab/>python3 manage.py runserver</text:p>
      <text:p text:style-name="P11"/>
      <text:p text:style-name="P7">=&gt;To change the port number</text:p>
      <text:p text:style-name="P5"><text:span text:style-name="T2"><text:tab/></text:span><text:span text:style-name="T5">python manage.py runserver </text:span><text:span text:style-name="T6">8080</text:span></text:p>
      <text:p text:style-name="P13"/>
      <text:p text:style-name="P8">=&gt;To create an app</text:p>
      <text:p text:style-name="P13"><text:tab/>python3 manage.py startapp appname</text:p>
      <text:p text:style-name="P14"/>
      <text:p text:style-name="P9">=&gt;Arguments of <text:span text:style-name="T35">path</text:span></text:p>
      <text:list xml:id="list296075289" text:style-name="L1">
        <text:list-item>
          <text:p text:style-name="P76">route</text:p>
        </text:list-item>
        <text:list-item>
          <text:p text:style-name="P76">view</text:p>
        </text:list-item>
        <text:list-item>
          <text:p text:style-name="P76">kwargs</text:p>
        </text:list-item>
        <text:list-item>
          <text:p text:style-name="P76">name<text:line-break/></text:p>
        </text:list-item>
      </text:list>
      <text:p text:style-name="P4"><text:span text:style-name="T9">Patterns don’t search GET and POST parameters, or the domain name. For example, in a request to </text:span><text:span text:style-name="Source_20_Text"><text:span text:style-name="T9">https://www.example.com/myapp/</text:span></text:span><text:span text:style-name="T9">, the URLconf will look for </text:span><text:span text:style-name="Source_20_Text"><text:span text:style-name="T9">myapp/</text:span></text:span><text:span text:style-name="T9">. In a request to </text:span><text:span text:style-name="Source_20_Text"><text:span text:style-name="T9">https://www.example.com/myapp/?page=3</text:span></text:span><text:span text:style-name="T9">, the URLconf will also look for </text:span><text:span text:style-name="Source_20_Text"><text:span text:style-name="T9">myapp/</text:span></text:span><text:span text:style-name="T9">.</text:span></text:p>
      <text:p text:style-name="P15"/>
      <text:p text:style-name="P16">The default django database is Sqlite.</text:p>
      <text:p text:style-name="P16"/>
      <text:p text:style-name="P18">=&gt; To create a migration</text:p>
      <text:p text:style-name="P18"><text:tab/>pyhton3 manage.py makemigrations</text:p>
      <text:p text:style-name="P16"/>
      <text:p text:style-name="P24">=&gt; To make changes to the database schema </text:p>
      <text:p text:style-name="P17"><text:tab/>python3 manage.py migrate</text:p>
      <text:p text:style-name="P17"/>
      <text:p text:style-name="P25">=&gt; Creating Super User.</text:p>
      <text:p text:style-name="P19"><text:tab/>Python3 manage.py create<text:span text:style-name="T37">n </text:span>super<text:span text:style-name="T36">user</text:span></text:p>
      <text:p text:style-name="P19"/>
      <text:p text:style-name="P20"/>
      <text:p text:style-name="P20"><text:soft-page-break/>=&gt; Built-in template tags </text:p>
      <text:p text:style-name="P20"/>
      <text:p text:style-name="P21"><text:span text:style-name="T75"><text:tab/></text:span><text:span text:style-name="T74">1</text:span><text:span text:style-name="T76">-</text:span><text:span text:style-name="T74">Comment</text:span></text:p>
      <text:p text:style-name="P28"><text:span text:style-name="T55"><text:tab/></text:span><text:span text:style-name="T46">{%</text:span> <text:span text:style-name="T38">comment</text:span> <text:span text:style-name="T68">"Optional note"</text:span> <text:span text:style-name="T46">%}</text:span></text:p>
      <text:p text:style-name="P31"><text:s text:c="4"/><text:tab/><text:tab/><text:span text:style-name="T71">&lt;</text:span><text:span text:style-name="T40">p</text:span><text:span text:style-name="T71">&gt;Commented out text with </text:span><text:span text:style-name="T48">{{</text:span><text:span text:style-name="T71"> </text:span><text:span text:style-name="T58">create_date</text:span><text:span text:style-name="T64">|</text:span><text:span text:style-name="T67">date</text:span><text:span text:style-name="T70">:"c"</text:span><text:span text:style-name="T71"> </text:span><text:span text:style-name="T48">}}</text:span><text:span text:style-name="T71">&lt;/</text:span><text:span text:style-name="T40">p</text:span><text:span text:style-name="T71">&gt;</text:span></text:p>
      <text:p text:style-name="P28"><text:span text:style-name="T46"><text:tab/>{%</text:span> <text:span text:style-name="T38">endcomment</text:span> <text:span text:style-name="T46">%}</text:span></text:p>
      <text:p text:style-name="P20"><text:tab/><text:span text:style-name="T77">2-csrf(cross site request forgery protection) token </text:span></text:p>
      <text:p text:style-name="P22"><text:span text:style-name="T76"><text:tab/><text:tab/></text:span><text:span text:style-name="T47">{%</text:span><text:span text:style-name="T73"> </text:span><text:span text:style-name="T43">csrf_token</text:span><text:span text:style-name="T73"> </text:span><text:span text:style-name="T47">%}</text:span></text:p>
      <text:p text:style-name="P26"/>
      <text:p text:style-name="P26"><text:tab/>3-extends</text:p>
      <text:p text:style-name="P23"><text:span text:style-name="T47"><text:tab/><text:tab/>{% </text:span><text:span text:style-name="T43">extends</text:span><text:span text:style-name="T47"> </text:span><text:span text:style-name="T69">"./base2.html"</text:span><text:span text:style-name="T47"> %}</text:span></text:p>
      <text:p text:style-name="P27"><text:tab/></text:p>
      <text:p text:style-name="P23"><text:span text:style-name="T52"><text:tab/></text:span><text:span text:style-name="T75">4-filters</text:span></text:p>
      <text:p text:style-name="P22"><text:span text:style-name="T75"><text:tab/><text:tab/></text:span><text:span text:style-name="T47">{%</text:span><text:span text:style-name="T73"> </text:span><text:span text:style-name="T43">filter</text:span><text:span text:style-name="T73"> </text:span><text:span text:style-name="T66">force_escape</text:span><text:span text:style-name="T63">|</text:span><text:span text:style-name="T66">lower</text:span><text:span text:style-name="T73"> </text:span><text:span text:style-name="T47">%}</text:span></text:p>
      <text:p text:style-name="P32"><text:s text:c="3"/><text:tab/><text:span text:style-name="T71">This text will be HTML-escaped, and will appear in all lowercase.</text:span></text:p>
      <text:p text:style-name="P32"><text:span text:style-name="T40"><text:tab/>Endf</text:span><text:span text:style-name="T41">il</text:span><text:span text:style-name="T40">ter</text:span><text:span text:style-name="T71"> </text:span><text:span text:style-name="T48">%</text:span><text:span text:style-name="T49">}</text:span></text:p>
      <text:p text:style-name="P36"><text:s text:c="8"/>5-firstof</text:p>
      <text:p text:style-name="P43"><text:tab/><text:tab/>{% firstof var1,var2,var3 %}</text:p>
      <text:p text:style-name="P43"><text:tab/>Outputs the first element which is not false</text:p>
      <text:p text:style-name="P43"><text:tab/> 6-for reversed</text:p>
      <text:p text:style-name="P40"><text:span text:style-name="T49"><text:tab/><text:tab/>{% </text:span><text:span text:style-name="T42">for</text:span><text:span text:style-name="T49"> </text:span><text:span text:style-name="T59">x</text:span><text:span text:style-name="T65">,</text:span><text:span text:style-name="T49"> </text:span><text:span text:style-name="T59">y</text:span><text:span text:style-name="T49"> </text:span><text:span text:style-name="T42">in</text:span><text:span text:style-name="T49"> </text:span><text:span text:style-name="T59">points</text:span><text:span text:style-name="T49"> reversed %}</text:span></text:p>
      <text:p text:style-name="P31"><text:s text:c="4"/><text:span text:style-name="T71">There is a point at </text:span><text:span text:style-name="T48">{{</text:span><text:span text:style-name="T71"> </text:span><text:span text:style-name="T58">x</text:span><text:span text:style-name="T71"> </text:span><text:span text:style-name="T48">}}</text:span><text:span text:style-name="T71">,</text:span><text:span text:style-name="T48">{{</text:span><text:span text:style-name="T71"> </text:span><text:span text:style-name="T58">y</text:span><text:span text:style-name="T71"> </text:span><text:span text:style-name="T48">}}</text:span></text:p>
      <text:p text:style-name="P28"><text:span text:style-name="T46"><text:tab/><text:tab/>{%</text:span> <text:span text:style-name="T38">endfor</text:span> <text:span text:style-name="T46">%}</text:span></text:p>
      <text:p text:style-name="P44"><text:tab/>7-for <text:s/>...empty </text:p>
      <text:p text:style-name="P44"><text:tab/>execute the optional empty block if list is empty or not found</text:p>
      <text:p text:style-name="P40"><text:span text:style-name="T49"><text:tab/></text:span><text:span text:style-name="T54">&lt;</text:span><text:span text:style-name="T45">ul</text:span><text:span text:style-name="T54">&gt;</text:span></text:p>
      <text:p text:style-name="P30"><text:soft-page-break/><text:span text:style-name="T46"><text:tab/>{%</text:span> <text:span text:style-name="T38">for</text:span> <text:span text:style-name="T57">athlete</text:span> <text:span text:style-name="T38">in</text:span> <text:span text:style-name="T57">athlete_list</text:span> <text:span text:style-name="T46">%}</text:span></text:p>
      <text:p text:style-name="P35"><text:s text:c="4"/><text:tab/><text:span text:style-name="T72">&lt;</text:span><text:span text:style-name="T44">li</text:span><text:span text:style-name="T72">&gt;</text:span><text:span text:style-name="T53">{{</text:span><text:span text:style-name="T72"> </text:span><text:span text:style-name="T60">athlete.name</text:span><text:span text:style-name="T72"> </text:span><text:span text:style-name="T53">}}</text:span><text:span text:style-name="T72">&lt;/</text:span><text:span text:style-name="T44">li</text:span><text:span text:style-name="T72">&gt;</text:span></text:p>
      <text:p text:style-name="P30"><text:span text:style-name="T46"><text:tab/>{%</text:span> <text:span text:style-name="T38">empty</text:span> <text:span text:style-name="T46">%}</text:span></text:p>
      <text:p text:style-name="P35"><text:s text:c="4"/><text:tab/><text:span text:style-name="T72">&lt;</text:span><text:span text:style-name="T44">li</text:span><text:span text:style-name="T72">&gt;Sorry, no athletes in this list.&lt;/</text:span><text:span text:style-name="T44">li</text:span><text:span text:style-name="T72">&gt;</text:span></text:p>
      <text:p text:style-name="P30"><text:span text:style-name="T46"><text:tab/>{%</text:span> <text:span text:style-name="T38">endfor</text:span> <text:span text:style-name="T46">%}</text:span></text:p>
      <text:p text:style-name="P30"><text:tab/>&lt;/<text:span text:style-name="T38">ul</text:span>&gt;</text:p>
      <text:p text:style-name="P42"><text:span text:style-name="T50"><text:tab/></text:span><text:span text:style-name="T48">8- bolean operations with if </text:span></text:p>
      <text:p text:style-name="P41"><text:span text:style-name="T51"><text:tab/><text:tab/></text:span><text:span text:style-name="T48">{% </text:span><text:span text:style-name="T40">if</text:span><text:span text:style-name="T48"> </text:span><text:span text:style-name="T58">athlete_list</text:span><text:span text:style-name="T48"> </text:span><text:span text:style-name="T40">and</text:span><text:span text:style-name="T48"> </text:span><text:span text:style-name="T40">not</text:span><text:span text:style-name="T48"> </text:span><text:span text:style-name="T58">coach_list</text:span><text:span text:style-name="T48"> %}</text:span></text:p>
      <text:p text:style-name="P31"><text:s text:c="4"/><text:tab/><text:tab/><text:span text:style-name="T71">There are some athletes and absolutely no coaches.</text:span></text:p>
      <text:p text:style-name="P28"><text:span text:style-name="T46"><text:tab/><text:tab/>{%</text:span> <text:span text:style-name="T38">endif</text:span> <text:span text:style-name="T46">%}</text:span></text:p>
      <text:p text:style-name="P28"><text:span text:style-name="T46"><text:tab/><text:tab/>{% </text:span><text:span text:style-name="T38">if</text:span><text:span text:style-name="T46"> </text:span><text:span text:style-name="T57">somevar</text:span><text:span text:style-name="T46"> </text:span><text:span text:style-name="T62">!=</text:span><text:span text:style-name="T46"> </text:span><text:span text:style-name="T68">"x"</text:span><text:span text:style-name="T46"> %}</text:span></text:p>
      <text:p text:style-name="P31"><text:s text:c="2"/><text:tab/><text:tab/><text:span text:style-name="T71">This appears if variable somevar does not equal the string "x",</text:span></text:p>
      <text:p text:style-name="P31"><text:s text:c="2"/><text:tab/><text:tab/><text:span text:style-name="T71">or if somevar is not found in the context</text:span></text:p>
      <text:p text:style-name="P28"><text:span text:style-name="T46"><text:tab/><text:tab/>{%</text:span> <text:span text:style-name="T38">endif</text:span> <text:span text:style-name="T46">%}</text:span></text:p>
      <text:p text:style-name="P31"><text:span text:style-name="T51"><text:tab/><text:tab/></text:span><text:span text:style-name="T48">{% </text:span><text:span text:style-name="T40">if</text:span><text:span text:style-name="T48"> </text:span><text:span text:style-name="T70">"bc"</text:span><text:span text:style-name="T48"> </text:span><text:span text:style-name="T40">in</text:span><text:span text:style-name="T48"> </text:span><text:span text:style-name="T70">"abcdef"</text:span><text:span text:style-name="T48"> %}</text:span></text:p>
      <text:p text:style-name="P31"><text:s text:c="2"/><text:tab/><text:tab/><text:span text:style-name="T71">This appears since "bc" is a substring of "abcdef"</text:span></text:p>
      <text:p text:style-name="P28"><text:span text:style-name="T46"><text:tab/><text:tab/>{%</text:span> <text:span text:style-name="T38">endif</text:span> <text:span text:style-name="T46">%}</text:span></text:p>
      <text:p text:style-name="P33"><text:span text:style-name="T48"><text:tab/></text:span><text:span text:style-name="T78">*</text:span><text:span text:style-name="T79"> We cannot use ( ) to separate complex expressions in if block. Use nested if in case of use.</text:span></text:p>
      <text:p text:style-name="P33"><text:span text:style-name="T79"><text:tab/></text:span><text:span text:style-name="T80">9-Ifchanged </text:span></text:p>
      <text:p text:style-name="P31"><text:span text:style-name="T80"><text:tab/>Checks its own rendered contents against its previous state and only displays <text:s text:c="2"/><text:tab/>the content if it has changed.</text:span><text:span text:style-name="T81">Used inside for loop.</text:span></text:p>
      <text:p text:style-name="P28"><text:soft-page-break/><text:span text:style-name="T83"><text:tab/></text:span><text:span text:style-name="T56">{%</text:span><text:span text:style-name="T83"> </text:span><text:span text:style-name="T39">for</text:span><text:span text:style-name="T83"> </text:span><text:span text:style-name="T61">date</text:span><text:span text:style-name="T83"> </text:span><text:span text:style-name="T39">in</text:span><text:span text:style-name="T83"> </text:span><text:span text:style-name="T61">days</text:span><text:span text:style-name="T83"> </text:span><text:span text:style-name="T56">%}</text:span></text:p>
      <text:p text:style-name="P34"><text:s text:c="4"/><text:tab/><text:span text:style-name="T48">{%</text:span><text:span text:style-name="T71"> </text:span><text:span text:style-name="T40">ifchanged</text:span><text:span text:style-name="T71"> </text:span><text:span text:style-name="T48">%}</text:span><text:span text:style-name="T71">&lt;</text:span><text:span text:style-name="T40">h3</text:span><text:span text:style-name="T71">&gt;</text:span><text:span text:style-name="T48">{{</text:span><text:span text:style-name="T71"> </text:span><text:span text:style-name="T58">date</text:span><text:span text:style-name="T64">|</text:span><text:span text:style-name="T67">date</text:span><text:span text:style-name="T70">:"F"</text:span><text:span text:style-name="T71"> </text:span><text:span text:style-name="T48">}}</text:span><text:span text:style-name="T71">&lt;/</text:span><text:span text:style-name="T40">h3</text:span><text:span text:style-name="T71">&gt;</text:span><text:span text:style-name="T48">{%</text:span><text:span text:style-name="T71"> </text:span><text:span text:style-name="T40">endifchanged</text:span><text:span text:style-name="T71"> </text:span><text:span text:style-name="T48">%}</text:span></text:p>
      <text:p text:style-name="P34"><text:s text:c="4"/><text:tab/><text:span text:style-name="T71">&lt;</text:span><text:span text:style-name="T40">a</text:span><text:span text:style-name="T71"> </text:span><text:span text:style-name="T84">href</text:span><text:span text:style-name="T64">=</text:span><text:span text:style-name="T70">"</text:span><text:span text:style-name="T48">{{</text:span><text:span text:style-name="T71"> </text:span><text:span text:style-name="T58">date</text:span><text:span text:style-name="T64">|</text:span><text:span text:style-name="T67">date</text:span><text:span text:style-name="T70">:"M/d"</text:span><text:span text:style-name="T64">|</text:span><text:span text:style-name="T67">lower</text:span><text:span text:style-name="T71"> </text:span><text:span text:style-name="T48">}}</text:span><text:span text:style-name="T70">/"</text:span><text:span text:style-name="T71">&gt;</text:span><text:span text:style-name="T48">{{</text:span><text:span text:style-name="T71"> </text:span><text:span text:style-name="T58">date</text:span><text:span text:style-name="T64">|</text:span><text:span text:style-name="T67">date</text:span><text:span text:style-name="T70">:"j"</text:span><text:span text:style-name="T71"> </text:span><text:span text:style-name="T48">}}</text:span><text:span text:style-name="T71">&lt;/</text:span><text:span text:style-name="T40">a</text:span><text:span text:style-name="T71">&gt;</text:span></text:p>
      <text:p text:style-name="P29"><text:span text:style-name="T46"><text:tab/>{%</text:span> <text:span text:style-name="T38">endfor</text:span> <text:span text:style-name="T46">%}</text:span></text:p>
      <text:p text:style-name="P37"/>
      <text:p text:style-name="P31"><text:span text:style-name="T80"><text:tab/></text:span><text:span text:style-name="T82">10- Verbatim </text:span></text:p>
      <text:p text:style-name="P38"><text:tab/>Stops the template engine from rendering the contents of this block tag.<text:line-break/> <text:tab/>{% verbatim %}</text:p>
      <text:p text:style-name="P39"><text:tab/>{{var1}}</text:p>
      <text:p text:style-name="P39"><text:tab/>{% endverbatim %}<text:line-break/></text:p>
      <text:p text:style-name="P39"/>
      <text:p text:style-name="P39"/>
      <text:p text:style-name="P45">=&gt; Builtin Filters</text:p>
      <text:p text:style-name="P57"><text:span text:style-name="T13"><text:tab/></text:span><text:span text:style-name="T21">1-add</text:span></text:p>
      <text:p text:style-name="P46"><text:tab/>Coerces elements into integer and then adds them.</text:p>
      <text:p text:style-name="P46"><text:tab/>{{ valu | add : ‘11’ }}</text:p>
      <text:p text:style-name="P46"><text:tab/>2-capfirst</text:p>
      <text:p text:style-name="P58"><text:span text:style-name="T13"><text:tab/>Captalizes the 1</text:span><text:span text:style-name="T25">st</text:span><text:span text:style-name="T13"> letter of a string.</text:span></text:p>
      <text:p text:style-name="P52"><text:tab/>{{ stri | capfirst }}</text:p>
      <text:p text:style-name="P57"><text:span text:style-name="T22"><text:tab/></text:span><text:span text:style-name="T23">3-</text:span><text:span text:style-name="T24">cut</text:span></text:p>
      <text:p text:style-name="P59"><text:soft-page-break/><text:span text:style-name="T24">{</text:span><text:span text:style-name="T22">{stri | cut:’arg’ }}</text:span></text:p>
      <text:p text:style-name="P47"><text:tab/>4-dicsort</text:p>
      <text:p text:style-name="P47"><text:tab/>takes a list of dictionary and returns the sorted list <text:tab/>based in the key provided.</text:p>
      <text:p text:style-name="P60"><text:span text:style-name="T15"><text:tab/></text:span><text:span text:style-name="T26">{{</text:span><text:span text:style-name="T10"> </text:span><text:span text:style-name="T27">value</text:span><text:span text:style-name="T7">|</text:span><text:span text:style-name="T28">dictsort</text:span><text:span text:style-name="T30">:"name"</text:span><text:span text:style-name="T10"> </text:span><text:span text:style-name="T26">}}</text:span></text:p>
      <text:p text:style-name="P54"><text:span text:style-name="T14"><text:tab/></text:span><text:span text:style-name="T17">=&gt;Method to create custom filter</text:span></text:p>
      <text:p text:style-name="P48"><text:tab/>1-Make templatetags directory in the same level as <text:tab/>urls.py. Make sure the app containing this directory is <text:tab/>registered in INSTALLED_APPS of settings.py.</text:p>
      <text:p text:style-name="P48"><text:tab/>2-Make an empty __init__.py file in template tags so <text:tab/>that django recognises templatetags as a package.</text:p>
      <text:p text:style-name="P54"><text:span text:style-name="T17"><text:tab/>3-Create a file which will contain custom filter <text:tab/>function definition</text:span><text:span text:style-name="T18">(say lower_filter.py)</text:span></text:p>
      <text:p text:style-name="P49"><text:tab/>4-Now code is -</text:p>
      <text:p text:style-name="P53"><text:span text:style-name="T32"><text:tab/><text:tab/></text:span><text:span text:style-name="T31">from</text:span><text:span text:style-name="T10"> </text:span><text:span text:style-name="T29">django</text:span><text:span text:style-name="T10"> </text:span><text:span text:style-name="T31">import</text:span><text:span text:style-name="T10"> template</text:span></text:p>
      <text:p text:style-name="P53"><text:span text:style-name="T10"><text:tab/><text:tab/>register </text:span><text:span text:style-name="T7">=</text:span><text:span text:style-name="T10"> template</text:span><text:span text:style-name="T7">.</text:span><text:span text:style-name="T10">Library()</text:span></text:p>
      <text:p text:style-name="P53"><text:span text:style-name="T33"><text:tab/><text:tab/>@register</text:span><text:span text:style-name="T7">.</text:span><text:span text:style-name="T10">filter</text:span><text:span text:style-name="T11">(name=”custom_lower”)</text:span></text:p>
      <text:p text:style-name="P53"><text:span text:style-name="T11"><text:tab/><text:tab/></text:span><text:span text:style-name="T31">def</text:span><text:span text:style-name="T10"> </text:span><text:span text:style-name="T28">lower</text:span><text:span text:style-name="T10">(value):</text:span></text:p>
      <text:p text:style-name="P31"><text:s text:c="4"/><text:tab/><text:tab/><text:span text:style-name="T40">return</text:span><text:span text:style-name="T71"> value</text:span><text:span text:style-name="T64">.</text:span><text:span text:style-name="T71">lower()</text:span></text:p>
      <text:p text:style-name="P50"><text:tab/>*If name argument is not given then django will <text:tab/>take function name as name of the filter.</text:p>
      <text:p text:style-name="P55"><text:soft-page-break/><text:span text:style-name="T14"><text:tab/></text:span><text:span text:style-name="T18">5-Now we need to load this file containing custom </text:span><text:span text:style-name="T19"><text:tab/></text:span><text:span text:style-name="T18">tag to our view using </text:span></text:p>
      <text:p text:style-name="P51"><text:tab/>{% load lower_filter %}</text:p>
      <text:p text:style-name="P51"><text:tab/>6-Now use this tag</text:p>
      <text:p text:style-name="P51"><text:tab/>{{ var | custom_lower }}</text:p>
      <text:p text:style-name="P55"><text:span text:style-name="T18"><text:tab/>*</text:span><text:span text:style-name="T19">Filter takes two arguments only</text:span></text:p>
      <text:p text:style-name="P63"/>
      <text:p text:style-name="P56"><text:span text:style-name="T19">=</text:span><text:span text:style-name="T14">&gt; Types of custom tags</text:span></text:p>
      <text:p text:style-name="P64"><text:tab/>1-Simple Tag</text:p>
      <text:p text:style-name="P64"><text:tab/>2-Inclusion Tag</text:p>
      <text:p text:style-name="P64"><text:tab/>3-Assignment Tag</text:p>
      <text:p text:style-name="P56"><text:span text:style-name="T14"><text:tab/></text:span><text:span text:style-name="T20">1-Simple Tag</text:span></text:p>
      <text:p text:style-name="P65"><text:tab/>Simple tag takes data as an argument and returns a <text:tab/>string. It is created in the same way as filters.</text:p>
      <text:p text:style-name="P61"><text:span text:style-name="T16"><text:tab/></text:span><text:span text:style-name="T34">@register</text:span><text:span text:style-name="T8">.</text:span><text:span text:style-name="T12">simple_tag</text:span></text:p>
      <text:p text:style-name="P62"><text:span text:style-name="T12"><text:tab/></text:span><text:span text:style-name="T31">def</text:span><text:span text:style-name="T10"> </text:span><text:span text:style-name="T28">current_time</text:span><text:span text:style-name="T10">(format_string):</text:span></text:p>
      <text:p text:style-name="P62"><text:span text:style-name="T10"><text:tab/><text:tab/></text:span><text:span text:style-name="T31">return</text:span><text:span text:style-name="T10"> datetime</text:span><text:span text:style-name="T7">.</text:span><text:span text:style-name="T10">datetime</text:span><text:span text:style-name="T7">.</text:span><text:span text:style-name="T10">now()</text:span><text:span text:style-name="T7">.</text:span><text:span text:style-name="T10">strftime(format_string)</text:span></text:p>
      <text:p text:style-name="P68"/>
      <text:p text:style-name="P69"><text:tab/></text:p>
      <text:p text:style-name="P69"><text:soft-page-break/><text:tab/>In template we have to use this custom template like this</text:p>
      <text:p text:style-name="P69"><text:tab/><text:tab/>{% load customtemplatefile %}</text:p>
      <text:p text:style-name="P69"><text:tab/>Now use this tag</text:p>
      <text:p text:style-name="P62"><text:span text:style-name="T12"><text:tab/><text:tab/></text:span><text:span text:style-name="T26">{%</text:span><text:span text:style-name="T10"> </text:span><text:span text:style-name="T31">current_time</text:span><text:span text:style-name="T10"> </text:span><text:span text:style-name="T30">"%Y-%m-%d %I:%M %p"</text:span><text:span text:style-name="T10"> </text:span><text:span text:style-name="T31">as</text:span><text:span text:style-name="T10"> </text:span><text:span text:style-name="T27">the_time</text:span><text:span text:style-name="T10"> </text:span><text:span text:style-name="T26">%}</text:span></text:p>
      <text:p text:style-name="P62"><text:span text:style-name="T26"><text:tab/><text:tab/></text:span><text:span text:style-name="T10">&lt;</text:span><text:span text:style-name="T31">p</text:span><text:span text:style-name="T10">&gt;The time is </text:span><text:span text:style-name="T26">{{</text:span><text:span text:style-name="T10"> </text:span><text:span text:style-name="T27">the_time</text:span><text:span text:style-name="T10"> </text:span><text:span text:style-name="T26">}}</text:span><text:span text:style-name="T10">.&lt;/</text:span><text:span text:style-name="T31">p</text:span><text:span text:style-name="T10">&gt;</text:span></text:p>
      <text:p text:style-name="P70"><text:tab/>2-Inclusion TAG :</text:p>
      <text:p text:style-name="P70"><text:tab/>This tag takes data as an input and returns a <text:tab/>template.</text:p>
      <text:p text:style-name="P70"><draw:custom-shape text:anchor-type="paragraph" draw:z-index="0" draw:name="Shape1" draw:style-name="gr5" draw:text-style-name="P78" svg:width="6.086cm" svg:height="3.229cm" svg:x="1.621cm" svg:y="0.937cm"><text:p text:style-name="P78"><text:s text:c="8"/>Base.html</text:p><text:p text:style-name="P78">[ Template tag is used here ]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70"/>
      <text:p text:style-name="P70"><draw:custom-shape text:anchor-type="paragraph" draw:z-index="1" draw:name="Shape2" draw:style-name="gr4" draw:text-style-name="P78" svg:width="5.372cm" svg:height="3.414cm" svg:x="10.167cm" svg:y="0.587cm"><text:p text:style-name="P78"><text:tab/>Temp.html</text:p><text:p text:style-name="P78"/><text:p text:style-name="P78">This template is rendered</text:p><text:p text:style-name="P78"><text:s/>by custom tag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6" draw:style-name="gr1" draw:text-style-name="P77" svg:x1="10.907cm" svg:y1="1.137cm" svg:x2="7.706cm" svg:y2="-0.339cm"><text:p/></draw:line></text:p>
      <text:p text:style-name="P70"><draw:line text:anchor-type="paragraph" draw:z-index="3" draw:name="Shape4" draw:style-name="gr2" draw:text-style-name="P77" svg:x1="4.584cm" svg:y1="-0.312cm" svg:x2="5.06cm" svg:y2="2.969cm"><text:p/></draw:line></text:p>
      <text:p text:style-name="P70"><draw:line text:anchor-type="paragraph" draw:z-index="4" draw:name="Shape5" draw:style-name="gr1" draw:text-style-name="P77" svg:x1="7.548cm" svg:y1="3.476cm" svg:x2="11.676cm" svg:y2="0.857cm"><text:p/></draw:line></text:p>
      <text:p text:style-name="P70"><draw:custom-shape text:anchor-type="paragraph" draw:z-index="2" draw:name="Shape3" draw:style-name="gr3" draw:text-style-name="P78" svg:width="5.61cm" svg:height="6.007cm" svg:x="2.15cm" svg:y="-0.079cm"><text:p text:style-name="P78"><text:s text:c="6"/>Customtag.py</text:p><text:p text:style-name="P78"/><text:p text:style-name="P78">Tag is defined here, </text:p><text:p text:style-name="P78">renders the template </text:p><text:p text:style-name="P78">provided as argument <text:s/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70"/>
      <text:p text:style-name="P70"/>
      <text:p text:style-name="P70"/>
      <text:p text:style-name="P71"/>
      <text:p text:style-name="P71"/>
      <text:p text:style-name="P72"><text:soft-page-break/>E.g.</text:p>
      <text:p text:style-name="P72"><text:span text:style-name="T3">In base.htm</text:span>l</text:p>
      <text:p text:style-name="P72">Loading the custom tag template file</text:p>
      <text:p text:style-name="P72"><text:tab/>{% load customtag %}</text:p>
      <text:p text:style-name="P72">using the custom tag template</text:p>
      <text:p text:style-name="P72"><text:tab/>{% custominclusion %}</text:p>
      <text:p text:style-name="P74">In customtag.<text:span text:style-name="T85">py</text:span></text:p>
      <text:p text:style-name="P73">Make tag <text:s/>definition</text:p>
      <text:p text:style-name="P73"><text:s/>@register.inclusion_tag(‘temp.html’,takes_context=True<text:span text:style-name="T86">)</text:span></text:p>
      <text:p text:style-name="P73">def custominclusion(context):</text:p>
      <text:p text:style-name="P73"><text:tab/>return { ‘cook’ : context[var] }</text:p>
      <text:p text:style-name="P73">*<text:span text:style-name="T86">We dont need to pass arguments from base.html file. Context will automatically take all the arguments. Plus, context should be the 1</text:span><text:span text:style-name="T87">st</text:span><text:span text:style-name="T86"> argument.</text:span></text:p>
      <text:p text:style-name="P75">In temp.html</text:p>
      <text:p text:style-name="P66">Make the template to be rendered </text:p>
      <text:p text:style-name="P66"><text:tab/>&lt;p&gt; No. Of cookie = {{cook}} &lt;p&gt;</text:p>
      <text:p text:style-name="P66"/>
      <text:p text:style-name="P67"><text:soft-page-break/>=&gt; Managing static <text:s/>files</text:p>
      <text:p text:style-name="P67"/>
      <text:p text:style-name="P6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ilanka" svg:font-family="Chilanka" style:font-pitch="variable"/>
    <style:font-face style:name="Dyuthi" svg:font-family="Dyuthi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1131" svg:d="M0 564l564 567 567-567-567-564z"/>
    <draw:marker draw:name="Arrowheads_20_3" draw:display-name="Arrowheads 3" svg:viewBox="0 0 1321 3493" svg:d="M1321 3493h-1321l661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4T14:24:56.694104615</meta:creation-date>
    <dc:date>2020-01-29T16:51:16.298963157</dc:date>
    <meta:editing-duration>PT2H20M59S</meta:editing-duration>
    <meta:editing-cycles>24</meta:editing-cycles>
    <meta:generator>LibreOffice/6.3.4.2$Linux_X86_64 LibreOffice_project/30$Build-2</meta:generator>
    <meta:document-statistic meta:table-count="0" meta:image-count="0" meta:object-count="0" meta:page-count="9" meta:paragraph-count="138" meta:word-count="735" meta:character-count="4751" meta:non-whitespace-character-count="3943"/>
  </office:meta>
</office:document-meta>
</file>